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13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fo:border="0.06pt solid #000000"/>
      <style:text-properties style:font-name="Liberation Serif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mm"/>
      <style:text-properties style:font-name="Liberation Seri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5" style:family="table-cell" style:parent-style-name="Default">
      <style:table-cell-properties fo:wrap-option="wrap" style:vertical-align="top"/>
      <style:text-properties style:font-name="Liberation Serif"/>
    </style:style>
    <style:style style:name="ce15" style:family="table-cell" style:parent-style-name="Default" style:data-style-name="N61"/>
    <style:style style:name="ce16" style:family="table-cell" style:parent-style-name="Default" style:data-style-name="N120"/>
    <style:style style:name="ce1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0"/>
          <table:table-cell table:style-name="ce11" office:value-type="string" calcext:value-type="string" table:number-columns-spanned="2" table:number-rows-spanned="1">
            <text:p>Input ampl range (mV)</text:p>
          </table:table-cell>
          <table:covered-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Gain set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1*</text:p>
          </table:table-cell>
          <table:table-cell table:style-name="ce5" office:value-type="string" calcext:value-type="string" table:number-columns-spanned="3" table:number-rows-spanned="3">
            <text:p>very bad but only when I save the data!!!</text:p>
          </table:table-cell>
          <table:covered-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3"/>
          <table:covered-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3"/>
          <table:covered-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**</text:p>
          </table:table-cell>
          <table:table-cell table:style-name="ce5" office:value-type="string" calcext:value-type="string" table:number-columns-spanned="3" table:number-rows-spanned="2">
            <text:p>very bad BOTH when save or not!!!</text:p>
          </table:table-cell>
          <table:covered-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3"/>
          <table:covered-table-cell table:number-columns-repeated="3"/>
        </table:table-row>
        <table:table-row table:style-name="ro1">
          <table:table-cell office:value-type="string" calcext:value-type="string">
            <text:p>CF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0"/>
          <table:table-cell table:style-name="ce11" office:value-type="string" calcext:value-type="string" table:number-columns-spanned="2" table:number-rows-spanned="1">
            <text:p>Gain</text:p>
          </table:table-cell>
          <table:covered-table-cell table:style-name="ce11"/>
          <table:table-cell table:number-columns-repeated="4"/>
        </table:table-row>
        <table:table-row table:style-name="ro1">
          <table:table-cell table:style-name="ce10" office:value-type="string" calcext:value-type="string">
            <text:p>input ampl (mV)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3 – 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column table:style-name="co4" table:default-cell-style-name="ce15"/>
        <table:table-column table:style-name="co5" table:default-cell-style-name="ce15"/>
        <table:table-column table:style-name="co4" table:default-cell-style-name="Default"/>
        <table:table-column table:style-name="co4" table:number-columns-repeated="2" table:default-cell-style-name="ce16"/>
        <table:table-row table:style-name="ro1">
          <table:table-cell office:value-type="string" calcext:value-type="string">
            <text:p>amp_mean</text:p>
          </table:table-cell>
          <table:table-cell table:style-name="Default" office:value-type="string" calcext:value-type="string">
            <text:p>ampl_sigm</text:p>
          </table:table-cell>
          <table:table-cell table:style-name="Default" office:value-type="string" calcext:value-type="string">
            <text:p>gain_set</text:p>
          </table:table-cell>
          <table:table-cell office:value-type="string" calcext:value-type="string">
            <text:p>abs_gain</text:p>
          </table:table-cell>
          <table:table-cell table:style-name="Default" table:number-columns-repeated="2"/>
        </table:table-row>
        <table:table-row table:style-name="ro1">
          <table:table-cell office:value-type="float" office:value="0.000980971" calcext:value-type="float">
            <text:p>0.000980971</text:p>
          </table:table-cell>
          <table:table-cell office:value-type="float" office:value="0.000009468" calcext:value-type="float">
            <text:p>9.47E-06</text:p>
          </table:table-cell>
          <table:table-cell office:value-type="float" office:value="5200" calcext:value-type="float">
            <text:p>5.20E+03</text:p>
          </table:table-cell>
          <table:table-cell office:value-type="float" office:value="0.6256" calcext:value-type="float">
            <text:p>0.6256</text:p>
          </table:table-cell>
          <table:table-cell table:formula="of:=[.C2]*21.4/([.A2]*1000000)" office:value-type="float" office:value="113.438623567873" calcext:value-type="float">
            <text:p>113.4</text:p>
          </table:table-cell>
          <table:table-cell table:formula="of:=[.E2]-111" office:value-type="float" office:value="2.43862356787304" calcext:value-type="float">
            <text:p>2.4</text:p>
          </table:table-cell>
        </table:table-row>
        <table:table-row table:style-name="ro1">
          <table:table-cell office:value-type="float" office:value="0.000980971" calcext:value-type="float">
            <text:p>0.000980971</text:p>
          </table:table-cell>
          <table:table-cell office:value-type="float" office:value="0.000009468" calcext:value-type="float">
            <text:p>9.47E-06</text:p>
          </table:table-cell>
          <table:table-cell office:value-type="float" office:value="5200" calcext:value-type="float">
            <text:p>5.20E+03</text:p>
          </table:table-cell>
          <table:table-cell office:value-type="float" office:value="0.5925" calcext:value-type="float">
            <text:p>0.5925</text:p>
          </table:table-cell>
          <table:table-cell table:formula="of:=[.C3]*21.4/([.A3]*1000000)" office:value-type="float" office:value="113.438623567873" calcext:value-type="float">
            <text:p>113.4</text:p>
          </table:table-cell>
          <table:table-cell table:formula="of:=[.E3]-111" office:value-type="float" office:value="2.43862356787304" calcext:value-type="float">
            <text:p>2.4</text:p>
          </table:table-cell>
        </table:table-row>
        <table:table-row table:style-name="ro1">
          <table:table-cell office:value-type="float" office:value="0.000980971" calcext:value-type="float">
            <text:p>0.000980971</text:p>
          </table:table-cell>
          <table:table-cell office:value-type="float" office:value="0.000009468" calcext:value-type="float">
            <text:p>9.47E-06</text:p>
          </table:table-cell>
          <table:table-cell office:value-type="float" office:value="5200" calcext:value-type="float">
            <text:p>5.20E+03</text:p>
          </table:table-cell>
          <table:table-cell office:value-type="float" office:value="0.6253" calcext:value-type="float">
            <text:p>0.6253</text:p>
          </table:table-cell>
          <table:table-cell table:formula="of:=[.C4]*21.4/([.A4]*1000000)" office:value-type="float" office:value="113.438623567873" calcext:value-type="float">
            <text:p>113.4</text:p>
          </table:table-cell>
          <table:table-cell table:formula="of:=[.E4]-111" office:value-type="float" office:value="2.43862356787304" calcext:value-type="float">
            <text:p>2.4</text:p>
          </table:table-cell>
        </table:table-row>
        <table:table-row table:style-name="ro1">
          <table:table-cell office:value-type="float" office:value="0.000980971" calcext:value-type="float">
            <text:p>0.000980971</text:p>
          </table:table-cell>
          <table:table-cell office:value-type="float" office:value="0.000009468" calcext:value-type="float">
            <text:p>9.47E-06</text:p>
          </table:table-cell>
          <table:table-cell office:value-type="float" office:value="5200" calcext:value-type="float">
            <text:p>5.20E+03</text:p>
          </table:table-cell>
          <table:table-cell office:value-type="float" office:value="0.6425" calcext:value-type="float">
            <text:p>0.6425</text:p>
          </table:table-cell>
          <table:table-cell table:formula="of:=[.C5]*21.4/([.A5]*1000000)" office:value-type="float" office:value="113.438623567873" calcext:value-type="float">
            <text:p>113.4</text:p>
          </table:table-cell>
          <table:table-cell table:formula="of:=[.E5]-111" office:value-type="float" office:value="2.43862356787304" calcext:value-type="float">
            <text:p>2.4</text:p>
          </table:table-cell>
        </table:table-row>
        <table:table-row table:style-name="ro1">
          <table:table-cell office:value-type="float" office:value="0.00197069" calcext:value-type="float">
            <text:p>0.00197069</text:p>
          </table:table-cell>
          <table:table-cell office:value-type="float" office:value="0.00000965" calcext:value-type="float">
            <text:p>9.65E-06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6651" calcext:value-type="float">
            <text:p>0.6651</text:p>
          </table:table-cell>
          <table:table-cell table:formula="of:=[.C6]*21.4/([.A6]*1000000)" office:value-type="float" office:value="108.59140707062" calcext:value-type="float">
            <text:p>108.6</text:p>
          </table:table-cell>
          <table:table-cell table:formula="of:=[.E6]-111" office:value-type="float" office:value="-2.40859292938008" calcext:value-type="float">
            <text:p>-2.4</text:p>
          </table:table-cell>
        </table:table-row>
        <table:table-row table:style-name="ro1">
          <table:table-cell office:value-type="float" office:value="0.00197069" calcext:value-type="float">
            <text:p>0.00197069</text:p>
          </table:table-cell>
          <table:table-cell office:value-type="float" office:value="0.00000965" calcext:value-type="float">
            <text:p>9.65E-06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6614" calcext:value-type="float">
            <text:p>0.6614</text:p>
          </table:table-cell>
          <table:table-cell table:formula="of:=[.C7]*21.4/([.A7]*1000000)" office:value-type="float" office:value="108.59140707062" calcext:value-type="float">
            <text:p>108.6</text:p>
          </table:table-cell>
          <table:table-cell table:formula="of:=[.E7]-111" office:value-type="float" office:value="-2.40859292938008" calcext:value-type="float">
            <text:p>-2.4</text:p>
          </table:table-cell>
        </table:table-row>
        <table:table-row table:style-name="ro1">
          <table:table-cell office:value-type="float" office:value="0.00197069" calcext:value-type="float">
            <text:p>0.00197069</text:p>
          </table:table-cell>
          <table:table-cell office:value-type="float" office:value="0.00000965" calcext:value-type="float">
            <text:p>9.65E-06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6757" calcext:value-type="float">
            <text:p>0.6757</text:p>
          </table:table-cell>
          <table:table-cell table:formula="of:=[.C8]*21.4/([.A8]*1000000)" office:value-type="float" office:value="108.59140707062" calcext:value-type="float">
            <text:p>108.6</text:p>
          </table:table-cell>
          <table:table-cell table:formula="of:=[.E8]-111" office:value-type="float" office:value="-2.40859292938008" calcext:value-type="float">
            <text:p>-2.4</text:p>
          </table:table-cell>
        </table:table-row>
        <table:table-row table:style-name="ro1">
          <table:table-cell office:value-type="float" office:value="0.00197069" calcext:value-type="float">
            <text:p>0.00197069</text:p>
          </table:table-cell>
          <table:table-cell office:value-type="float" office:value="0.00000965" calcext:value-type="float">
            <text:p>9.65E-06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6643" calcext:value-type="float">
            <text:p>0.6643</text:p>
          </table:table-cell>
          <table:table-cell table:formula="of:=[.C9]*21.4/([.A9]*1000000)" office:value-type="float" office:value="108.59140707062" calcext:value-type="float">
            <text:p>108.6</text:p>
          </table:table-cell>
          <table:table-cell table:formula="of:=[.E9]-111" office:value-type="float" office:value="-2.40859292938008" calcext:value-type="float">
            <text:p>-2.4</text:p>
          </table:table-cell>
        </table:table-row>
        <table:table-row table:style-name="ro1">
          <table:table-cell office:value-type="float" office:value="0.00296041" calcext:value-type="float">
            <text:p>0.00296041</text:p>
          </table:table-cell>
          <table:table-cell office:value-type="float" office:value="0.000009945" calcext:value-type="float">
            <text:p>9.95E-06</text:p>
          </table:table-cell>
          <table:table-cell office:value-type="float" office:value="15000" calcext:value-type="float">
            <text:p>1.50E+04</text:p>
          </table:table-cell>
          <table:table-cell office:value-type="float" office:value="0.7532" calcext:value-type="float">
            <text:p>0.7532</text:p>
          </table:table-cell>
          <table:table-cell table:formula="of:=[.C10]*21.4/([.A10]*1000000)" office:value-type="float" office:value="108.430926797302" calcext:value-type="float">
            <text:p>108.4</text:p>
          </table:table-cell>
          <table:table-cell table:formula="of:=[.E10]-111" office:value-type="float" office:value="-2.56907320269829" calcext:value-type="float">
            <text:p>-2.6</text:p>
          </table:table-cell>
        </table:table-row>
        <table:table-row table:style-name="ro1">
          <table:table-cell office:value-type="float" office:value="0.00296041" calcext:value-type="float">
            <text:p>0.00296041</text:p>
          </table:table-cell>
          <table:table-cell office:value-type="float" office:value="0.000009945" calcext:value-type="float">
            <text:p>9.95E-06</text:p>
          </table:table-cell>
          <table:table-cell office:value-type="float" office:value="15000" calcext:value-type="float">
            <text:p>1.50E+04</text:p>
          </table:table-cell>
          <table:table-cell office:value-type="float" office:value="0.7873" calcext:value-type="float">
            <text:p>0.7873</text:p>
          </table:table-cell>
          <table:table-cell table:formula="of:=[.C11]*21.4/([.A11]*1000000)" office:value-type="float" office:value="108.430926797302" calcext:value-type="float">
            <text:p>108.4</text:p>
          </table:table-cell>
          <table:table-cell table:formula="of:=[.E11]-111" office:value-type="float" office:value="-2.56907320269829" calcext:value-type="float">
            <text:p>-2.6</text:p>
          </table:table-cell>
        </table:table-row>
        <table:table-row table:style-name="ro1">
          <table:table-cell office:value-type="float" office:value="0.00296041" calcext:value-type="float">
            <text:p>0.00296041</text:p>
          </table:table-cell>
          <table:table-cell office:value-type="float" office:value="0.000009945" calcext:value-type="float">
            <text:p>9.95E-06</text:p>
          </table:table-cell>
          <table:table-cell office:value-type="float" office:value="15000" calcext:value-type="float">
            <text:p>1.50E+04</text:p>
          </table:table-cell>
          <table:table-cell office:value-type="float" office:value="0.7423" calcext:value-type="float">
            <text:p>0.7423</text:p>
          </table:table-cell>
          <table:table-cell table:formula="of:=[.C12]*21.4/([.A12]*1000000)" office:value-type="float" office:value="108.430926797302" calcext:value-type="float">
            <text:p>108.4</text:p>
          </table:table-cell>
          <table:table-cell table:formula="of:=[.E12]-111" office:value-type="float" office:value="-2.56907320269829" calcext:value-type="float">
            <text:p>-2.6</text:p>
          </table:table-cell>
        </table:table-row>
        <table:table-row table:style-name="ro1">
          <table:table-cell office:value-type="float" office:value="0.00296041" calcext:value-type="float">
            <text:p>0.00296041</text:p>
          </table:table-cell>
          <table:table-cell office:value-type="float" office:value="0.000009945" calcext:value-type="float">
            <text:p>9.95E-06</text:p>
          </table:table-cell>
          <table:table-cell office:value-type="float" office:value="15000" calcext:value-type="float">
            <text:p>1.50E+04</text:p>
          </table:table-cell>
          <table:table-cell office:value-type="float" office:value="0.7227" calcext:value-type="float">
            <text:p>0.7227</text:p>
          </table:table-cell>
          <table:table-cell table:formula="of:=[.C13]*21.4/([.A13]*1000000)" office:value-type="float" office:value="108.430926797302" calcext:value-type="float">
            <text:p>108.4</text:p>
          </table:table-cell>
          <table:table-cell table:formula="of:=[.E13]-111" office:value-type="float" office:value="-2.56907320269829" calcext:value-type="float">
            <text:p>-2.6</text:p>
          </table:table-cell>
        </table:table-row>
        <table:table-row table:style-name="ro1">
          <table:table-cell office:value-type="float" office:value="0.00395014" calcext:value-type="float">
            <text:p>0.00395014</text:p>
          </table:table-cell>
          <table:table-cell office:value-type="float" office:value="0.00001034" calcext:value-type="float">
            <text:p>1.03E-05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77" calcext:value-type="float">
            <text:p>0.77</text:p>
          </table:table-cell>
          <table:table-cell table:formula="of:=[.C14]*21.4/([.A14]*1000000)" office:value-type="float" office:value="113.76811961095" calcext:value-type="float">
            <text:p>113.8</text:p>
          </table:table-cell>
          <table:table-cell table:formula="of:=[.E14]-111" office:value-type="float" office:value="2.76811961095048" calcext:value-type="float">
            <text:p>2.8</text:p>
          </table:table-cell>
        </table:table-row>
        <table:table-row table:style-name="ro1">
          <table:table-cell office:value-type="float" office:value="0.00395014" calcext:value-type="float">
            <text:p>0.00395014</text:p>
          </table:table-cell>
          <table:table-cell office:value-type="float" office:value="0.00001034" calcext:value-type="float">
            <text:p>1.03E-05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7866" calcext:value-type="float">
            <text:p>0.7866</text:p>
          </table:table-cell>
          <table:table-cell table:formula="of:=[.C15]*21.4/([.A15]*1000000)" office:value-type="float" office:value="113.76811961095" calcext:value-type="float">
            <text:p>113.8</text:p>
          </table:table-cell>
          <table:table-cell table:formula="of:=[.E15]-111" office:value-type="float" office:value="2.76811961095048" calcext:value-type="float">
            <text:p>2.8</text:p>
          </table:table-cell>
        </table:table-row>
        <table:table-row table:style-name="ro1">
          <table:table-cell office:value-type="float" office:value="0.00395014" calcext:value-type="float">
            <text:p>0.00395014</text:p>
          </table:table-cell>
          <table:table-cell office:value-type="float" office:value="0.00001034" calcext:value-type="float">
            <text:p>1.03E-05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7691" calcext:value-type="float">
            <text:p>0.7691</text:p>
          </table:table-cell>
          <table:table-cell table:formula="of:=[.C16]*21.4/([.A16]*1000000)" office:value-type="float" office:value="113.76811961095" calcext:value-type="float">
            <text:p>113.8</text:p>
          </table:table-cell>
          <table:table-cell table:formula="of:=[.E16]-111" office:value-type="float" office:value="2.76811961095048" calcext:value-type="float">
            <text:p>2.8</text:p>
          </table:table-cell>
        </table:table-row>
        <table:table-row table:style-name="ro1">
          <table:table-cell office:value-type="float" office:value="0.00395014" calcext:value-type="float">
            <text:p>0.00395014</text:p>
          </table:table-cell>
          <table:table-cell office:value-type="float" office:value="0.00001034" calcext:value-type="float">
            <text:p>1.03E-05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7417" calcext:value-type="float">
            <text:p>0.7417</text:p>
          </table:table-cell>
          <table:table-cell table:formula="of:=[.C17]*21.4/([.A17]*1000000)" office:value-type="float" office:value="113.76811961095" calcext:value-type="float">
            <text:p>113.8</text:p>
          </table:table-cell>
          <table:table-cell table:formula="of:=[.E17]-111" office:value-type="float" office:value="2.76811961095048" calcext:value-type="float">
            <text:p>2.8</text:p>
          </table:table-cell>
        </table:table-row>
        <table:table-row table:style-name="ro1">
          <table:table-cell office:value-type="float" office:value="0.00493986" calcext:value-type="float">
            <text:p>0.00493986</text:p>
          </table:table-cell>
          <table:table-cell office:value-type="float" office:value="0.00001084" calcext:value-type="float">
            <text:p>1.08E-05</text:p>
          </table:table-cell>
          <table:table-cell office:value-type="float" office:value="26000" calcext:value-type="float">
            <text:p>2.60E+04</text:p>
          </table:table-cell>
          <table:table-cell office:value-type="float" office:value="0.746" calcext:value-type="float">
            <text:p>0.746</text:p>
          </table:table-cell>
          <table:table-cell table:formula="of:=[.C18]*21.4/([.A18]*1000000)" office:value-type="float" office:value="112.6347710259" calcext:value-type="float">
            <text:p>112.6</text:p>
          </table:table-cell>
          <table:table-cell table:formula="of:=[.E18]-111" office:value-type="float" office:value="1.63477102589953" calcext:value-type="float">
            <text:p>1.6</text:p>
          </table:table-cell>
        </table:table-row>
        <table:table-row table:style-name="ro1">
          <table:table-cell office:value-type="float" office:value="0.00493986" calcext:value-type="float">
            <text:p>0.00493986</text:p>
          </table:table-cell>
          <table:table-cell office:value-type="float" office:value="0.00001084" calcext:value-type="float">
            <text:p>1.08E-05</text:p>
          </table:table-cell>
          <table:table-cell office:value-type="float" office:value="26000" calcext:value-type="float">
            <text:p>2.60E+04</text:p>
          </table:table-cell>
          <table:table-cell office:value-type="float" office:value="0.7541" calcext:value-type="float">
            <text:p>0.7541</text:p>
          </table:table-cell>
          <table:table-cell table:formula="of:=[.C19]*21.4/([.A19]*1000000)" office:value-type="float" office:value="112.6347710259" calcext:value-type="float">
            <text:p>112.6</text:p>
          </table:table-cell>
          <table:table-cell table:formula="of:=[.E19]-111" office:value-type="float" office:value="1.63477102589953" calcext:value-type="float">
            <text:p>1.6</text:p>
          </table:table-cell>
        </table:table-row>
        <table:table-row table:style-name="ro1">
          <table:table-cell office:value-type="float" office:value="0.00493986" calcext:value-type="float">
            <text:p>0.00493986</text:p>
          </table:table-cell>
          <table:table-cell office:value-type="float" office:value="0.00001084" calcext:value-type="float">
            <text:p>1.08E-05</text:p>
          </table:table-cell>
          <table:table-cell office:value-type="float" office:value="26000" calcext:value-type="float">
            <text:p>2.60E+04</text:p>
          </table:table-cell>
          <table:table-cell office:value-type="float" office:value="0.7554" calcext:value-type="float">
            <text:p>0.7554</text:p>
          </table:table-cell>
          <table:table-cell table:formula="of:=[.C20]*21.4/([.A20]*1000000)" office:value-type="float" office:value="112.6347710259" calcext:value-type="float">
            <text:p>112.6</text:p>
          </table:table-cell>
          <table:table-cell table:formula="of:=[.E20]-111" office:value-type="float" office:value="1.63477102589953" calcext:value-type="float">
            <text:p>1.6</text:p>
          </table:table-cell>
        </table:table-row>
        <table:table-row table:style-name="ro1">
          <table:table-cell office:value-type="float" office:value="0.00493986" calcext:value-type="float">
            <text:p>0.00493986</text:p>
          </table:table-cell>
          <table:table-cell office:value-type="float" office:value="0.00001084" calcext:value-type="float">
            <text:p>1.08E-05</text:p>
          </table:table-cell>
          <table:table-cell office:value-type="float" office:value="26000" calcext:value-type="float">
            <text:p>2.60E+04</text:p>
          </table:table-cell>
          <table:table-cell office:value-type="float" office:value="0.7548" calcext:value-type="float">
            <text:p>0.7548</text:p>
          </table:table-cell>
          <table:table-cell table:formula="of:=[.C21]*21.4/([.A21]*1000000)" office:value-type="float" office:value="112.6347710259" calcext:value-type="float">
            <text:p>112.6</text:p>
          </table:table-cell>
          <table:table-cell table:formula="of:=[.E21]-111" office:value-type="float" office:value="1.63477102589953" calcext:value-type="float">
            <text:p>1.6</text:p>
          </table:table-cell>
        </table:table-row>
        <table:table-row table:style-name="ro1">
          <table:table-cell office:value-type="float" office:value="0.00592958" calcext:value-type="float">
            <text:p>0.00592958</text:p>
          </table:table-cell>
          <table:table-cell office:value-type="float" office:value="0.00001141" calcext:value-type="float">
            <text:p>1.14E-05</text:p>
          </table:table-cell>
          <table:table-cell office:value-type="float" office:value="31000" calcext:value-type="float">
            <text:p>3.10E+04</text:p>
          </table:table-cell>
          <table:table-cell office:value-type="float" office:value="0.7692" calcext:value-type="float">
            <text:p>0.7692</text:p>
          </table:table-cell>
          <table:table-cell table:formula="of:=[.C22]*21.4/([.A22]*1000000)" office:value-type="float" office:value="111.879762141669" calcext:value-type="float">
            <text:p>111.9</text:p>
          </table:table-cell>
          <table:table-cell table:formula="of:=[.E22]-111" office:value-type="float" office:value="0.879762141669389" calcext:value-type="float">
            <text:p>0.9</text:p>
          </table:table-cell>
        </table:table-row>
        <table:table-row table:style-name="ro1">
          <table:table-cell office:value-type="float" office:value="0.00592958" calcext:value-type="float">
            <text:p>0.00592958</text:p>
          </table:table-cell>
          <table:table-cell office:value-type="float" office:value="0.00001141" calcext:value-type="float">
            <text:p>1.14E-05</text:p>
          </table:table-cell>
          <table:table-cell office:value-type="float" office:value="31000" calcext:value-type="float">
            <text:p>3.10E+04</text:p>
          </table:table-cell>
          <table:table-cell office:value-type="float" office:value="0.8059" calcext:value-type="float">
            <text:p>0.8059</text:p>
          </table:table-cell>
          <table:table-cell table:formula="of:=[.C23]*21.4/([.A23]*1000000)" office:value-type="float" office:value="111.879762141669" calcext:value-type="float">
            <text:p>111.9</text:p>
          </table:table-cell>
          <table:table-cell table:formula="of:=[.E23]-111" office:value-type="float" office:value="0.879762141669389" calcext:value-type="float">
            <text:p>0.9</text:p>
          </table:table-cell>
        </table:table-row>
        <table:table-row table:style-name="ro1">
          <table:table-cell office:value-type="float" office:value="0.00592958" calcext:value-type="float">
            <text:p>0.00592958</text:p>
          </table:table-cell>
          <table:table-cell office:value-type="float" office:value="0.00001141" calcext:value-type="float">
            <text:p>1.14E-05</text:p>
          </table:table-cell>
          <table:table-cell office:value-type="float" office:value="31000" calcext:value-type="float">
            <text:p>3.10E+04</text:p>
          </table:table-cell>
          <table:table-cell office:value-type="float" office:value="0.774" calcext:value-type="float">
            <text:p>0.774</text:p>
          </table:table-cell>
          <table:table-cell table:formula="of:=[.C24]*21.4/([.A24]*1000000)" office:value-type="float" office:value="111.879762141669" calcext:value-type="float">
            <text:p>111.9</text:p>
          </table:table-cell>
          <table:table-cell table:formula="of:=[.E24]-111" office:value-type="float" office:value="0.879762141669389" calcext:value-type="float">
            <text:p>0.9</text:p>
          </table:table-cell>
        </table:table-row>
        <table:table-row table:style-name="ro1">
          <table:table-cell office:value-type="float" office:value="0.00592958" calcext:value-type="float">
            <text:p>0.00592958</text:p>
          </table:table-cell>
          <table:table-cell office:value-type="float" office:value="0.00001141" calcext:value-type="float">
            <text:p>1.14E-05</text:p>
          </table:table-cell>
          <table:table-cell office:value-type="float" office:value="31000" calcext:value-type="float">
            <text:p>3.10E+04</text:p>
          </table:table-cell>
          <table:table-cell office:value-type="float" office:value="0.7854" calcext:value-type="float">
            <text:p>0.7854</text:p>
          </table:table-cell>
          <table:table-cell table:formula="of:=[.C25]*21.4/([.A25]*1000000)" office:value-type="float" office:value="111.879762141669" calcext:value-type="float">
            <text:p>111.9</text:p>
          </table:table-cell>
          <table:table-cell table:formula="of:=[.E25]-111" office:value-type="float" office:value="0.879762141669389" calcext:value-type="float">
            <text:p>0.9</text:p>
          </table:table-cell>
        </table:table-row>
        <table:table-row table:style-name="ro1">
          <table:table-cell office:value-type="float" office:value="0.0069193" calcext:value-type="float">
            <text:p>0.0069193</text:p>
          </table:table-cell>
          <table:table-cell office:value-type="float" office:value="0.00001205" calcext:value-type="float">
            <text:p>1.21E-05</text:p>
          </table:table-cell>
          <table:table-cell office:value-type="float" office:value="36000" calcext:value-type="float">
            <text:p>3.60E+04</text:p>
          </table:table-cell>
          <table:table-cell office:value-type="float" office:value="0.7002" calcext:value-type="float">
            <text:p>0.7002</text:p>
          </table:table-cell>
          <table:table-cell table:formula="of:=[.C26]*21.4/([.A26]*1000000)" office:value-type="float" office:value="111.340742560664" calcext:value-type="float">
            <text:p>111.3</text:p>
          </table:table-cell>
          <table:table-cell table:formula="of:=[.E26]-111" office:value-type="float" office:value="0.340742560663642" calcext:value-type="float">
            <text:p>0.3</text:p>
          </table:table-cell>
        </table:table-row>
        <table:table-row table:style-name="ro1">
          <table:table-cell office:value-type="float" office:value="0.0069193" calcext:value-type="float">
            <text:p>0.0069193</text:p>
          </table:table-cell>
          <table:table-cell office:value-type="float" office:value="0.00001205" calcext:value-type="float">
            <text:p>1.21E-05</text:p>
          </table:table-cell>
          <table:table-cell office:value-type="float" office:value="36000" calcext:value-type="float">
            <text:p>3.60E+04</text:p>
          </table:table-cell>
          <table:table-cell office:value-type="float" office:value="0.7231" calcext:value-type="float">
            <text:p>0.7231</text:p>
          </table:table-cell>
          <table:table-cell table:formula="of:=[.C27]*21.4/([.A27]*1000000)" office:value-type="float" office:value="111.340742560664" calcext:value-type="float">
            <text:p>111.3</text:p>
          </table:table-cell>
          <table:table-cell table:formula="of:=[.E27]-111" office:value-type="float" office:value="0.340742560663642" calcext:value-type="float">
            <text:p>0.3</text:p>
          </table:table-cell>
        </table:table-row>
        <table:table-row table:style-name="ro1">
          <table:table-cell office:value-type="float" office:value="0.0069193" calcext:value-type="float">
            <text:p>0.0069193</text:p>
          </table:table-cell>
          <table:table-cell office:value-type="float" office:value="0.00001205" calcext:value-type="float">
            <text:p>1.21E-05</text:p>
          </table:table-cell>
          <table:table-cell office:value-type="float" office:value="36000" calcext:value-type="float">
            <text:p>3.60E+04</text:p>
          </table:table-cell>
          <table:table-cell office:value-type="float" office:value="0.6848" calcext:value-type="float">
            <text:p>0.6848</text:p>
          </table:table-cell>
          <table:table-cell table:formula="of:=[.C28]*21.4/([.A28]*1000000)" office:value-type="float" office:value="111.340742560664" calcext:value-type="float">
            <text:p>111.3</text:p>
          </table:table-cell>
          <table:table-cell table:formula="of:=[.E28]-111" office:value-type="float" office:value="0.340742560663642" calcext:value-type="float">
            <text:p>0.3</text:p>
          </table:table-cell>
        </table:table-row>
        <table:table-row table:style-name="ro1">
          <table:table-cell office:value-type="float" office:value="0.0069193" calcext:value-type="float">
            <text:p>0.0069193</text:p>
          </table:table-cell>
          <table:table-cell office:value-type="float" office:value="0.00001205" calcext:value-type="float">
            <text:p>1.21E-05</text:p>
          </table:table-cell>
          <table:table-cell office:value-type="float" office:value="36000" calcext:value-type="float">
            <text:p>3.60E+04</text:p>
          </table:table-cell>
          <table:table-cell office:value-type="float" office:value="0.6901" calcext:value-type="float">
            <text:p>0.6901</text:p>
          </table:table-cell>
          <table:table-cell table:formula="of:=[.C29]*21.4/([.A29]*1000000)" office:value-type="float" office:value="111.340742560664" calcext:value-type="float">
            <text:p>111.3</text:p>
          </table:table-cell>
          <table:table-cell table:formula="of:=[.E29]-111" office:value-type="float" office:value="0.340742560663642" calcext:value-type="float">
            <text:p>0.3</text:p>
          </table:table-cell>
        </table:table-row>
        <table:table-row table:style-name="ro1">
          <table:table-cell office:value-type="float" office:value="0.00790902" calcext:value-type="float">
            <text:p>0.00790902</text:p>
          </table:table-cell>
          <table:table-cell office:value-type="float" office:value="0.00001275" calcext:value-type="float">
            <text:p>1.28E-05</text:p>
          </table:table-cell>
          <table:table-cell office:value-type="float" office:value="41000" calcext:value-type="float">
            <text:p>4.10E+04</text:p>
          </table:table-cell>
          <table:table-cell office:value-type="float" office:value="0.6808" calcext:value-type="float">
            <text:p>0.6808</text:p>
          </table:table-cell>
          <table:table-cell table:formula="of:=[.C30]*21.4/([.A30]*1000000)" office:value-type="float" office:value="110.936626788148" calcext:value-type="float">
            <text:p>110.9</text:p>
          </table:table-cell>
          <table:table-cell table:formula="of:=[.E30]-111" office:value-type="float" office:value="-0.0633732118518111" calcext:value-type="float">
            <text:p>-0.1</text:p>
          </table:table-cell>
        </table:table-row>
        <table:table-row table:style-name="ro1">
          <table:table-cell office:value-type="float" office:value="0.00790902" calcext:value-type="float">
            <text:p>0.00790902</text:p>
          </table:table-cell>
          <table:table-cell office:value-type="float" office:value="0.00001275" calcext:value-type="float">
            <text:p>1.28E-05</text:p>
          </table:table-cell>
          <table:table-cell office:value-type="float" office:value="41000" calcext:value-type="float">
            <text:p>4.10E+04</text:p>
          </table:table-cell>
          <table:table-cell office:value-type="float" office:value="0.6931" calcext:value-type="float">
            <text:p>0.6931</text:p>
          </table:table-cell>
          <table:table-cell table:formula="of:=[.C31]*21.4/([.A31]*1000000)" office:value-type="float" office:value="110.936626788148" calcext:value-type="float">
            <text:p>110.9</text:p>
          </table:table-cell>
          <table:table-cell table:formula="of:=[.E31]-111" office:value-type="float" office:value="-0.0633732118518111" calcext:value-type="float">
            <text:p>-0.1</text:p>
          </table:table-cell>
        </table:table-row>
        <table:table-row table:style-name="ro1">
          <table:table-cell office:value-type="float" office:value="0.00790902" calcext:value-type="float">
            <text:p>0.00790902</text:p>
          </table:table-cell>
          <table:table-cell office:value-type="float" office:value="0.00001275" calcext:value-type="float">
            <text:p>1.28E-05</text:p>
          </table:table-cell>
          <table:table-cell office:value-type="float" office:value="41000" calcext:value-type="float">
            <text:p>4.10E+04</text:p>
          </table:table-cell>
          <table:table-cell office:value-type="float" office:value="0.6695" calcext:value-type="float">
            <text:p>0.6695</text:p>
          </table:table-cell>
          <table:table-cell table:formula="of:=[.C32]*21.4/([.A32]*1000000)" office:value-type="float" office:value="110.936626788148" calcext:value-type="float">
            <text:p>110.9</text:p>
          </table:table-cell>
          <table:table-cell table:formula="of:=[.E32]-111" office:value-type="float" office:value="-0.0633732118518111" calcext:value-type="float">
            <text:p>-0.1</text:p>
          </table:table-cell>
        </table:table-row>
        <table:table-row table:style-name="ro1">
          <table:table-cell office:value-type="float" office:value="0.00790902" calcext:value-type="float">
            <text:p>0.00790902</text:p>
          </table:table-cell>
          <table:table-cell office:value-type="float" office:value="0.00001275" calcext:value-type="float">
            <text:p>1.28E-05</text:p>
          </table:table-cell>
          <table:table-cell office:value-type="float" office:value="41000" calcext:value-type="float">
            <text:p>4.10E+04</text:p>
          </table:table-cell>
          <table:table-cell office:value-type="float" office:value="0.6911" calcext:value-type="float">
            <text:p>0.6911</text:p>
          </table:table-cell>
          <table:table-cell table:formula="of:=[.C33]*21.4/([.A33]*1000000)" office:value-type="float" office:value="110.936626788148" calcext:value-type="float">
            <text:p>110.9</text:p>
          </table:table-cell>
          <table:table-cell table:formula="of:=[.E33]-111" office:value-type="float" office:value="-0.0633732118518111" calcext:value-type="float">
            <text:p>-0.1</text:p>
          </table:table-cell>
        </table:table-row>
        <table:table-row table:style-name="ro1">
          <table:table-cell office:value-type="float" office:value="0.00889875" calcext:value-type="float">
            <text:p>0.00889875</text:p>
          </table:table-cell>
          <table:table-cell office:value-type="float" office:value="0.0000135" calcext:value-type="float">
            <text:p>1.35E-05</text:p>
          </table:table-cell>
          <table:table-cell office:value-type="float" office:value="46000" calcext:value-type="float">
            <text:p>4.60E+04</text:p>
          </table:table-cell>
          <table:table-cell office:value-type="float" office:value="0.7427" calcext:value-type="float">
            <text:p>0.7427</text:p>
          </table:table-cell>
          <table:table-cell table:formula="of:=[.C34]*21.4/([.A34]*1000000)" office:value-type="float" office:value="110.622278409889" calcext:value-type="float">
            <text:p>110.6</text:p>
          </table:table-cell>
          <table:table-cell table:formula="of:=[.E34]-111" office:value-type="float" office:value="-0.37772159011098" calcext:value-type="float">
            <text:p>-0.4</text:p>
          </table:table-cell>
        </table:table-row>
        <table:table-row table:style-name="ro1">
          <table:table-cell office:value-type="float" office:value="0.00889875" calcext:value-type="float">
            <text:p>0.00889875</text:p>
          </table:table-cell>
          <table:table-cell office:value-type="float" office:value="0.0000135" calcext:value-type="float">
            <text:p>1.35E-05</text:p>
          </table:table-cell>
          <table:table-cell office:value-type="float" office:value="46000" calcext:value-type="float">
            <text:p>4.60E+04</text:p>
          </table:table-cell>
          <table:table-cell office:value-type="float" office:value="0.7383" calcext:value-type="float">
            <text:p>0.7383</text:p>
          </table:table-cell>
          <table:table-cell table:formula="of:=[.C35]*21.4/([.A35]*1000000)" office:value-type="float" office:value="110.622278409889" calcext:value-type="float">
            <text:p>110.6</text:p>
          </table:table-cell>
          <table:table-cell table:formula="of:=[.E35]-111" office:value-type="float" office:value="-0.37772159011098" calcext:value-type="float">
            <text:p>-0.4</text:p>
          </table:table-cell>
        </table:table-row>
        <table:table-row table:style-name="ro1">
          <table:table-cell office:value-type="float" office:value="0.00889875" calcext:value-type="float">
            <text:p>0.00889875</text:p>
          </table:table-cell>
          <table:table-cell office:value-type="float" office:value="0.0000135" calcext:value-type="float">
            <text:p>1.35E-05</text:p>
          </table:table-cell>
          <table:table-cell office:value-type="float" office:value="46000" calcext:value-type="float">
            <text:p>4.60E+04</text:p>
          </table:table-cell>
          <table:table-cell office:value-type="float" office:value="0.7526" calcext:value-type="float">
            <text:p>0.7526</text:p>
          </table:table-cell>
          <table:table-cell table:formula="of:=[.C36]*21.4/([.A36]*1000000)" office:value-type="float" office:value="110.622278409889" calcext:value-type="float">
            <text:p>110.6</text:p>
          </table:table-cell>
          <table:table-cell table:formula="of:=[.E36]-111" office:value-type="float" office:value="-0.37772159011098" calcext:value-type="float">
            <text:p>-0.4</text:p>
          </table:table-cell>
        </table:table-row>
        <table:table-row table:style-name="ro1">
          <table:table-cell office:value-type="float" office:value="0.00889875" calcext:value-type="float">
            <text:p>0.00889875</text:p>
          </table:table-cell>
          <table:table-cell office:value-type="float" office:value="0.0000135" calcext:value-type="float">
            <text:p>1.35E-05</text:p>
          </table:table-cell>
          <table:table-cell office:value-type="float" office:value="46000" calcext:value-type="float">
            <text:p>4.60E+04</text:p>
          </table:table-cell>
          <table:table-cell office:value-type="float" office:value="0.7385" calcext:value-type="float">
            <text:p>0.7385</text:p>
          </table:table-cell>
          <table:table-cell table:formula="of:=[.C37]*21.4/([.A37]*1000000)" office:value-type="float" office:value="110.622278409889" calcext:value-type="float">
            <text:p>110.6</text:p>
          </table:table-cell>
          <table:table-cell table:formula="of:=[.E37]-111" office:value-type="float" office:value="-0.37772159011098" calcext:value-type="float">
            <text:p>-0.4</text:p>
          </table:table-cell>
        </table:table-row>
        <table:table-row table:style-name="ro1">
          <table:table-cell office:value-type="float" office:value="0.00988847" calcext:value-type="float">
            <text:p>0.00988847</text:p>
          </table:table-cell>
          <table:table-cell office:value-type="float" office:value="0.00001429" calcext:value-type="float">
            <text:p>1.43E-05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861" calcext:value-type="float">
            <text:p>0.861</text:p>
          </table:table-cell>
          <table:table-cell table:formula="of:=[.C38]*21.4/([.A38]*1000000)" office:value-type="float" office:value="110.370967399406" calcext:value-type="float">
            <text:p>110.4</text:p>
          </table:table-cell>
          <table:table-cell table:formula="of:=[.E38]-111" office:value-type="float" office:value="-0.629032600594428" calcext:value-type="float">
            <text:p>-0.6</text:p>
          </table:table-cell>
        </table:table-row>
        <table:table-row table:style-name="ro1">
          <table:table-cell office:value-type="float" office:value="0.00988847" calcext:value-type="float">
            <text:p>0.00988847</text:p>
          </table:table-cell>
          <table:table-cell office:value-type="float" office:value="0.00001429" calcext:value-type="float">
            <text:p>1.43E-05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9142" calcext:value-type="float">
            <text:p>0.9142</text:p>
          </table:table-cell>
          <table:table-cell table:formula="of:=[.C39]*21.4/([.A39]*1000000)" office:value-type="float" office:value="110.370967399406" calcext:value-type="float">
            <text:p>110.4</text:p>
          </table:table-cell>
          <table:table-cell table:formula="of:=[.E39]-111" office:value-type="float" office:value="-0.629032600594428" calcext:value-type="float">
            <text:p>-0.6</text:p>
          </table:table-cell>
        </table:table-row>
        <table:table-row table:style-name="ro1">
          <table:table-cell office:value-type="float" office:value="0.00988847" calcext:value-type="float">
            <text:p>0.00988847</text:p>
          </table:table-cell>
          <table:table-cell office:value-type="float" office:value="0.00001429" calcext:value-type="float">
            <text:p>1.43E-05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8551" calcext:value-type="float">
            <text:p>0.8551</text:p>
          </table:table-cell>
          <table:table-cell table:formula="of:=[.C40]*21.4/([.A40]*1000000)" office:value-type="float" office:value="110.370967399406" calcext:value-type="float">
            <text:p>110.4</text:p>
          </table:table-cell>
          <table:table-cell table:formula="of:=[.E40]-111" office:value-type="float" office:value="-0.629032600594428" calcext:value-type="float">
            <text:p>-0.6</text:p>
          </table:table-cell>
        </table:table-row>
        <table:table-row table:style-name="ro1">
          <table:table-cell office:value-type="float" office:value="0.00988847" calcext:value-type="float">
            <text:p>0.00988847</text:p>
          </table:table-cell>
          <table:table-cell office:value-type="float" office:value="0.00001429" calcext:value-type="float">
            <text:p>1.43E-05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8875" calcext:value-type="float">
            <text:p>0.8875</text:p>
          </table:table-cell>
          <table:table-cell table:formula="of:=[.C41]*21.4/([.A41]*1000000)" office:value-type="float" office:value="110.370967399406" calcext:value-type="float">
            <text:p>110.4</text:p>
          </table:table-cell>
          <table:table-cell table:formula="of:=[.E41]-111" office:value-type="float" office:value="-0.629032600594428" calcext:value-type="float">
            <text:p>-0.6</text:p>
          </table:table-cell>
        </table:table-row>
        <table:table-row table:style-name="ro1">
          <table:table-cell office:value-type="float" office:value="0.0108782" calcext:value-type="float">
            <text:p>0.0108782</text:p>
          </table:table-cell>
          <table:table-cell office:value-type="float" office:value="0.00001512" calcext:value-type="float">
            <text:p>1.51E-05</text:p>
          </table:table-cell>
          <table:table-cell office:value-type="float" office:value="56000" calcext:value-type="float">
            <text:p>5.60E+04</text:p>
          </table:table-cell>
          <table:table-cell office:value-type="float" office:value="1.054" calcext:value-type="float">
            <text:p>1.054</text:p>
          </table:table-cell>
          <table:table-cell table:formula="of:=[.C42]*21.4/([.A42]*1000000)" office:value-type="float" office:value="110.165284697836" calcext:value-type="float">
            <text:p>110.2</text:p>
          </table:table-cell>
          <table:table-cell table:formula="of:=[.E42]-111" office:value-type="float" office:value="-0.834715302163943" calcext:value-type="float">
            <text:p>-0.8</text:p>
          </table:table-cell>
        </table:table-row>
        <table:table-row table:style-name="ro1">
          <table:table-cell office:value-type="float" office:value="0.0108782" calcext:value-type="float">
            <text:p>0.0108782</text:p>
          </table:table-cell>
          <table:table-cell office:value-type="float" office:value="0.00001512" calcext:value-type="float">
            <text:p>1.51E-05</text:p>
          </table:table-cell>
          <table:table-cell office:value-type="float" office:value="56000" calcext:value-type="float">
            <text:p>5.60E+04</text:p>
          </table:table-cell>
          <table:table-cell office:value-type="float" office:value="1.005" calcext:value-type="float">
            <text:p>1.005</text:p>
          </table:table-cell>
          <table:table-cell table:formula="of:=[.C43]*21.4/([.A43]*1000000)" office:value-type="float" office:value="110.165284697836" calcext:value-type="float">
            <text:p>110.2</text:p>
          </table:table-cell>
          <table:table-cell table:formula="of:=[.E43]-111" office:value-type="float" office:value="-0.834715302163943" calcext:value-type="float">
            <text:p>-0.8</text:p>
          </table:table-cell>
        </table:table-row>
        <table:table-row table:style-name="ro1">
          <table:table-cell office:value-type="float" office:value="0.0108782" calcext:value-type="float">
            <text:p>0.0108782</text:p>
          </table:table-cell>
          <table:table-cell office:value-type="float" office:value="0.00001512" calcext:value-type="float">
            <text:p>1.51E-05</text:p>
          </table:table-cell>
          <table:table-cell office:value-type="float" office:value="56000" calcext:value-type="float">
            <text:p>5.60E+04</text:p>
          </table:table-cell>
          <table:table-cell office:value-type="float" office:value="1.02" calcext:value-type="float">
            <text:p>1.02</text:p>
          </table:table-cell>
          <table:table-cell table:formula="of:=[.C44]*21.4/([.A44]*1000000)" office:value-type="float" office:value="110.165284697836" calcext:value-type="float">
            <text:p>110.2</text:p>
          </table:table-cell>
          <table:table-cell table:formula="of:=[.E44]-111" office:value-type="float" office:value="-0.834715302163943" calcext:value-type="float">
            <text:p>-0.8</text:p>
          </table:table-cell>
        </table:table-row>
        <table:table-row table:style-name="ro1">
          <table:table-cell office:value-type="float" office:value="0.0108782" calcext:value-type="float">
            <text:p>0.0108782</text:p>
          </table:table-cell>
          <table:table-cell office:value-type="float" office:value="0.00001512" calcext:value-type="float">
            <text:p>1.51E-05</text:p>
          </table:table-cell>
          <table:table-cell office:value-type="float" office:value="56000" calcext:value-type="float">
            <text:p>5.60E+04</text:p>
          </table:table-cell>
          <table:table-cell office:value-type="float" office:value="1.073" calcext:value-type="float">
            <text:p>1.073</text:p>
          </table:table-cell>
          <table:table-cell table:formula="of:=[.C45]*21.4/([.A45]*1000000)" office:value-type="float" office:value="110.165284697836" calcext:value-type="float">
            <text:p>110.2</text:p>
          </table:table-cell>
          <table:table-cell table:formula="of:=[.E45]-111" office:value-type="float" office:value="-0.834715302163943" calcext:value-type="float">
            <text:p>-0.8</text:p>
          </table:table-cell>
        </table:table-row>
        <table:table-row table:style-name="ro1">
          <table:table-cell office:value-type="float" office:value="0.0118679" calcext:value-type="float">
            <text:p>0.0118679</text:p>
          </table:table-cell>
          <table:table-cell office:value-type="float" office:value="0.00001598" calcext:value-type="float">
            <text:p>1.60E-05</text:p>
          </table:table-cell>
          <table:table-cell office:value-type="float" office:value="61000" calcext:value-type="float">
            <text:p>6.10E+04</text:p>
          </table:table-cell>
          <table:table-cell office:value-type="float" office:value="1.405" calcext:value-type="float">
            <text:p>1.405</text:p>
          </table:table-cell>
          <table:table-cell table:formula="of:=[.C46]*21.4/([.A46]*1000000)" office:value-type="float" office:value="109.994185997523" calcext:value-type="float">
            <text:p>110.0</text:p>
          </table:table-cell>
          <table:table-cell table:formula="of:=[.E46]-111" office:value-type="float" office:value="-1.00581400247727" calcext:value-type="float">
            <text:p>-1.0</text:p>
          </table:table-cell>
        </table:table-row>
        <table:table-row table:style-name="ro1">
          <table:table-cell office:value-type="float" office:value="0.0118679" calcext:value-type="float">
            <text:p>0.0118679</text:p>
          </table:table-cell>
          <table:table-cell office:value-type="float" office:value="0.00001598" calcext:value-type="float">
            <text:p>1.60E-05</text:p>
          </table:table-cell>
          <table:table-cell office:value-type="float" office:value="61000" calcext:value-type="float">
            <text:p>6.10E+04</text:p>
          </table:table-cell>
          <table:table-cell office:value-type="float" office:value="1.471" calcext:value-type="float">
            <text:p>1.471</text:p>
          </table:table-cell>
          <table:table-cell table:formula="of:=[.C47]*21.4/([.A47]*1000000)" office:value-type="float" office:value="109.994185997523" calcext:value-type="float">
            <text:p>110.0</text:p>
          </table:table-cell>
          <table:table-cell table:formula="of:=[.E47]-111" office:value-type="float" office:value="-1.00581400247727" calcext:value-type="float">
            <text:p>-1.0</text:p>
          </table:table-cell>
        </table:table-row>
        <table:table-row table:style-name="ro1">
          <table:table-cell office:value-type="float" office:value="0.0118679" calcext:value-type="float">
            <text:p>0.0118679</text:p>
          </table:table-cell>
          <table:table-cell office:value-type="float" office:value="0.00001598" calcext:value-type="float">
            <text:p>1.60E-05</text:p>
          </table:table-cell>
          <table:table-cell office:value-type="float" office:value="61000" calcext:value-type="float">
            <text:p>6.10E+04</text:p>
          </table:table-cell>
          <table:table-cell office:value-type="float" office:value="1.401" calcext:value-type="float">
            <text:p>1.401</text:p>
          </table:table-cell>
          <table:table-cell table:formula="of:=[.C48]*21.4/([.A48]*1000000)" office:value-type="float" office:value="109.994185997523" calcext:value-type="float">
            <text:p>110.0</text:p>
          </table:table-cell>
          <table:table-cell table:formula="of:=[.E48]-111" office:value-type="float" office:value="-1.00581400247727" calcext:value-type="float">
            <text:p>-1.0</text:p>
          </table:table-cell>
        </table:table-row>
        <table:table-row table:style-name="ro1">
          <table:table-cell office:value-type="float" office:value="0.0118679" calcext:value-type="float">
            <text:p>0.0118679</text:p>
          </table:table-cell>
          <table:table-cell office:value-type="float" office:value="0.00001598" calcext:value-type="float">
            <text:p>1.60E-05</text:p>
          </table:table-cell>
          <table:table-cell office:value-type="float" office:value="61000" calcext:value-type="float">
            <text:p>6.10E+04</text:p>
          </table:table-cell>
          <table:table-cell office:value-type="float" office:value="1.37" calcext:value-type="float">
            <text:p>1.37</text:p>
          </table:table-cell>
          <table:table-cell table:formula="of:=[.C49]*21.4/([.A49]*1000000)" office:value-type="float" office:value="109.994185997523" calcext:value-type="float">
            <text:p>110.0</text:p>
          </table:table-cell>
          <table:table-cell table:formula="of:=[.E49]-111" office:value-type="float" office:value="-1.00581400247727" calcext:value-type="float">
            <text:p>-1.0</text:p>
          </table:table-cell>
        </table:table-row>
        <table:table-row table:style-name="ro1">
          <table:table-cell office:value-type="float" office:value="0.0148371" calcext:value-type="float">
            <text:p>0.0148371</text:p>
          </table:table-cell>
          <table:table-cell office:value-type="float" office:value="0.00001869" calcext:value-type="float">
            <text:p>1.87E-05</text:p>
          </table:table-cell>
          <table:table-cell office:value-type="float" office:value="77000" calcext:value-type="float">
            <text:p>7.70E+04</text:p>
          </table:table-cell>
          <table:table-cell office:value-type="float" office:value="0.8008" calcext:value-type="float">
            <text:p>0.8008</text:p>
          </table:table-cell>
          <table:table-cell table:formula="of:=[.C50]*21.4/([.A50]*1000000)" office:value-type="float" office:value="111.059438839126" calcext:value-type="float">
            <text:p>111.1</text:p>
          </table:table-cell>
          <table:table-cell table:formula="of:=[.E50]-111" office:value-type="float" office:value="0.0594388391262584" calcext:value-type="float">
            <text:p>0.1</text:p>
          </table:table-cell>
        </table:table-row>
        <table:table-row table:style-name="ro1">
          <table:table-cell office:value-type="float" office:value="0.0148371" calcext:value-type="float">
            <text:p>0.0148371</text:p>
          </table:table-cell>
          <table:table-cell office:value-type="float" office:value="0.00001869" calcext:value-type="float">
            <text:p>1.87E-05</text:p>
          </table:table-cell>
          <table:table-cell office:value-type="float" office:value="77000" calcext:value-type="float">
            <text:p>7.70E+04</text:p>
          </table:table-cell>
          <table:table-cell office:value-type="float" office:value="0.7815" calcext:value-type="float">
            <text:p>0.7815</text:p>
          </table:table-cell>
          <table:table-cell table:formula="of:=[.C51]*21.4/([.A51]*1000000)" office:value-type="float" office:value="111.059438839126" calcext:value-type="float">
            <text:p>111.1</text:p>
          </table:table-cell>
          <table:table-cell table:formula="of:=[.E51]-111" office:value-type="float" office:value="0.0594388391262584" calcext:value-type="float">
            <text:p>0.1</text:p>
          </table:table-cell>
        </table:table-row>
        <table:table-row table:style-name="ro1">
          <table:table-cell office:value-type="float" office:value="0.0148371" calcext:value-type="float">
            <text:p>0.0148371</text:p>
          </table:table-cell>
          <table:table-cell office:value-type="float" office:value="0.00001869" calcext:value-type="float">
            <text:p>1.87E-05</text:p>
          </table:table-cell>
          <table:table-cell office:value-type="float" office:value="77000" calcext:value-type="float">
            <text:p>7.70E+04</text:p>
          </table:table-cell>
          <table:table-cell office:value-type="float" office:value="0.7668" calcext:value-type="float">
            <text:p>0.7668</text:p>
          </table:table-cell>
          <table:table-cell table:formula="of:=[.C52]*21.4/([.A52]*1000000)" office:value-type="float" office:value="111.059438839126" calcext:value-type="float">
            <text:p>111.1</text:p>
          </table:table-cell>
          <table:table-cell table:formula="of:=[.E52]-111" office:value-type="float" office:value="0.0594388391262584" calcext:value-type="float">
            <text:p>0.1</text:p>
          </table:table-cell>
        </table:table-row>
        <table:table-row table:style-name="ro1">
          <table:table-cell office:value-type="float" office:value="0.0148371" calcext:value-type="float">
            <text:p>0.0148371</text:p>
          </table:table-cell>
          <table:table-cell office:value-type="float" office:value="0.00001869" calcext:value-type="float">
            <text:p>1.87E-05</text:p>
          </table:table-cell>
          <table:table-cell office:value-type="float" office:value="77000" calcext:value-type="float">
            <text:p>7.70E+04</text:p>
          </table:table-cell>
          <table:table-cell office:value-type="float" office:value="0.7763" calcext:value-type="float">
            <text:p>0.7763</text:p>
          </table:table-cell>
          <table:table-cell table:formula="of:=[.C53]*21.4/([.A53]*1000000)" office:value-type="float" office:value="111.059438839126" calcext:value-type="float">
            <text:p>111.1</text:p>
          </table:table-cell>
          <table:table-cell table:formula="of:=[.E53]-111" office:value-type="float" office:value="0.0594388391262584" calcext:value-type="float">
            <text:p>0.1</text:p>
          </table:table-cell>
        </table:table-row>
        <table:table-row table:style-name="ro1">
          <table:table-cell office:value-type="float" office:value="0.0168165" calcext:value-type="float">
            <text:p>0.0168165</text:p>
          </table:table-cell>
          <table:table-cell office:value-type="float" office:value="0.00002057" calcext:value-type="float">
            <text:p>2.06E-05</text:p>
          </table:table-cell>
          <table:table-cell office:value-type="float" office:value="87000" calcext:value-type="float">
            <text:p>8.70E+04</text:p>
          </table:table-cell>
          <table:table-cell office:value-type="float" office:value="0.6793" calcext:value-type="float">
            <text:p>0.6793</text:p>
          </table:table-cell>
          <table:table-cell table:formula="of:=[.C54]*21.4/([.A54]*1000000)" office:value-type="float" office:value="110.712692890911" calcext:value-type="float">
            <text:p>110.7</text:p>
          </table:table-cell>
          <table:table-cell table:formula="of:=[.E54]-111" office:value-type="float" office:value="-0.287307109089284" calcext:value-type="float">
            <text:p>-0.3</text:p>
          </table:table-cell>
        </table:table-row>
        <table:table-row table:style-name="ro1">
          <table:table-cell office:value-type="float" office:value="0.0168165" calcext:value-type="float">
            <text:p>0.0168165</text:p>
          </table:table-cell>
          <table:table-cell office:value-type="float" office:value="0.00002057" calcext:value-type="float">
            <text:p>2.06E-05</text:p>
          </table:table-cell>
          <table:table-cell office:value-type="float" office:value="87000" calcext:value-type="float">
            <text:p>8.70E+04</text:p>
          </table:table-cell>
          <table:table-cell office:value-type="float" office:value="0.6482" calcext:value-type="float">
            <text:p>0.6482</text:p>
          </table:table-cell>
          <table:table-cell table:formula="of:=[.C55]*21.4/([.A55]*1000000)" office:value-type="float" office:value="110.712692890911" calcext:value-type="float">
            <text:p>110.7</text:p>
          </table:table-cell>
          <table:table-cell table:formula="of:=[.E55]-111" office:value-type="float" office:value="-0.287307109089284" calcext:value-type="float">
            <text:p>-0.3</text:p>
          </table:table-cell>
        </table:table-row>
        <table:table-row table:style-name="ro1">
          <table:table-cell office:value-type="float" office:value="0.0168165" calcext:value-type="float">
            <text:p>0.0168165</text:p>
          </table:table-cell>
          <table:table-cell office:value-type="float" office:value="0.00002057" calcext:value-type="float">
            <text:p>2.06E-05</text:p>
          </table:table-cell>
          <table:table-cell office:value-type="float" office:value="87000" calcext:value-type="float">
            <text:p>8.70E+04</text:p>
          </table:table-cell>
          <table:table-cell office:value-type="float" office:value="0.6632" calcext:value-type="float">
            <text:p>0.6632</text:p>
          </table:table-cell>
          <table:table-cell table:formula="of:=[.C56]*21.4/([.A56]*1000000)" office:value-type="float" office:value="110.712692890911" calcext:value-type="float">
            <text:p>110.7</text:p>
          </table:table-cell>
          <table:table-cell table:formula="of:=[.E56]-111" office:value-type="float" office:value="-0.287307109089284" calcext:value-type="float">
            <text:p>-0.3</text:p>
          </table:table-cell>
        </table:table-row>
        <table:table-row table:style-name="ro1">
          <table:table-cell office:value-type="float" office:value="0.0168165" calcext:value-type="float">
            <text:p>0.0168165</text:p>
          </table:table-cell>
          <table:table-cell office:value-type="float" office:value="0.00002057" calcext:value-type="float">
            <text:p>2.06E-05</text:p>
          </table:table-cell>
          <table:table-cell office:value-type="float" office:value="87000" calcext:value-type="float">
            <text:p>8.70E+04</text:p>
          </table:table-cell>
          <table:table-cell office:value-type="float" office:value="0.6545" calcext:value-type="float">
            <text:p>0.6545</text:p>
          </table:table-cell>
          <table:table-cell table:formula="of:=[.C57]*21.4/([.A57]*1000000)" office:value-type="float" office:value="110.712692890911" calcext:value-type="float">
            <text:p>110.7</text:p>
          </table:table-cell>
          <table:table-cell table:formula="of:=[.E57]-111" office:value-type="float" office:value="-0.287307109089284" calcext:value-type="float">
            <text:p>-0.3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SUM([.E2:.E57])" office:value-type="float" office:value="6215.78331119126" calcext:value-type="float">
            <text:p>6215.8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7" table:formula="of:=[.E58]/56" office:value-type="float" office:value="110.996130556987" calcext:value-type="float">
            <text:p>111.00</text:p>
          </table:table-cell>
          <table:table-cell table:style-name="Default"/>
        </table:table-row>
      </table:table>
      <table:named-expressions/>
      <table:database-ranges>
        <table:database-range table:name="__Anonymous_Sheet_DB__1" table:target-range-address="Sheet2.A1:Sheet2.F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0:34:53.883306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3:46:11.622399957</meta:creation-date>
    <dc:date>2020-01-30T10:06:07.263889253</dc:date>
    <meta:editing-duration>PT23H6M29S</meta:editing-duration>
    <meta:editing-cycles>9</meta:editing-cycles>
    <meta:generator>LibreOffice/6.1.4.2$MacOSX_X86_64 LibreOffice_project/9d0f32d1f0b509096fd65e0d4bec26ddd1938fd3</meta:generator>
    <meta:document-statistic meta:table-count="2" meta:cell-count="411" meta:object-count="0"/>
  </office:meta>
</office:document-meta>
</file>